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paragraph-rsid="00207993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paragraph-rsid="0020799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paragraph-rsid="00207993" style:font-size-asian="10.5pt" style:font-weight-asian="normal" style:font-size-complex="12pt" style:font-weight-complex="normal"/>
    </style:style>
    <style:style style:name="T1" style:family="text">
      <style:text-properties officeooo:rsid="00207993"/>
    </style:style>
    <style:style style:name="T2" style:family="text">
      <style:text-properties officeooo:rsid="0027158f"/>
    </style:style>
    <style:style style:name="T3" style:family="text">
      <style:text-properties officeooo:rsid="0028d3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DMA </text:span>InfiniBand <text:span text:style-name="T2">Useful </text:span><text:span text:style-name="T3">link for </text:span><text:span text:style-name="T2">R&amp;D</text:span></text:p>
      <text:p text:style-name="P1"/>
      <text:p text:style-name="P2"/>
      <text:p text:style-name="P2"/>
      <text:p text:style-name="P2"><text:a xlink:type="simple" xlink:href="https://www.nvidia.com/en-us/networking/products/infiniband/" text:style-name="Internet_20_link" text:visited-style-name="Visited_20_Internet_20_Link">https://www.nvidia.com/en-us/networking/products/infiniband/</text:a></text:p>
      <text:p text:style-name="P2"/>
      <text:p text:style-name="P2"><text:a xlink:type="simple" xlink:href="https://www.youtube.com/watch?v=vKZqmZA4kIA" text:style-name="Internet_20_link" text:visited-style-name="Visited_20_Internet_20_Link">https://www.youtube.com/watch?v=vKZqmZA4kIA</text:a></text:p>
      <text:p text:style-name="P2"/>
      <text:p text:style-name="P2"><text:a xlink:type="simple" xlink:href="https://www.youtube.com/watch?v=lu78_C-9jvA" text:style-name="Internet_20_link" text:visited-style-name="Visited_20_Internet_20_Link">https://www.youtube.com/watch?v=lu78_C-9jvA</text:a></text:p>
      <text:p text:style-name="P2"/>
      <text:p text:style-name="P2"><text:a xlink:type="simple" xlink:href="https://www.youtube.com/watch?v=SJJWHS0QzVk" text:style-name="Internet_20_link" text:visited-style-name="Visited_20_Internet_20_Link">https://www.youtube.com/watch?v=SJJWHS0QzVk</text:a></text:p>
      <text:p text:style-name="P2"/>
      <text:p text:style-name="P2"><text:a xlink:type="simple" xlink:href="https://mellanox.com/solutions/configuration-tools" text:style-name="Internet_20_link" text:visited-style-name="Visited_20_Internet_20_Link">https://mellanox.com/solutions/configuration-tools</text:a></text:p>
      <text:p text:style-name="P2"/>
      <text:p text:style-name="P2"><text:a xlink:type="simple" xlink:href="https://community.mellanox.com/s/article/designing-an-hpc-cluster-with-mellanox-infiniband-solutions" text:style-name="Internet_20_link" text:visited-style-name="Visited_20_Internet_20_Link">https://community.mellanox.com/s/article/designing-an-hpc-cluster-with-mellanox-infiniband-solutions</text:a></text:p>
      <text:p text:style-name="P2"/>
      <text:p text:style-name="P2"><text:a xlink:type="simple" xlink:href="https://community.mellanox.com/s/article/rdma-roce-solutions" text:style-name="Internet_20_link" text:visited-style-name="Visited_20_Internet_20_Link">https://community.mellanox.com/s/article/rdma-roce-solutions</text:a></text:p>
      <text:p text:style-name="P2"/>
      <text:p text:style-name="P2">https://mellanox.com/solutions/storage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4T09:52:20.004603793</meta:creation-date>
    <meta:generator>LibreOffice/7.1.5.2$Linux_X86_64 LibreOffice_project/10$Build-2</meta:generator>
    <dc:date>2021-07-26T13:26:03.989630647</dc:date>
    <meta:editing-duration>PT6H57M36S</meta:editing-duration>
    <meta:editing-cycles>11</meta:editing-cycles>
    <meta:document-statistic meta:table-count="0" meta:image-count="0" meta:object-count="0" meta:page-count="1" meta:paragraph-count="9" meta:word-count="14" meta:character-count="472" meta:non-whitespace-character-count="467"/>
  </office:meta>
</office:document-meta>
</file>